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OpenSymbol" svg:font-family="OpenSymbol, 'Arial Unicode MS'"/>
    <style:font-face style:name="TimesNewRomanPSMT" svg:font-family="TimesNewRomanPSMT" style:font-family-generic="roman"/>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50%"/>
      <style:text-properties style:text-underline-style="solid" style:text-underline-width="auto" style:text-underline-color="font-color" fo:font-weight="bold" style:font-weight-asian="bold"/>
    </style:style>
    <style:style style:name="P2" style:family="paragraph" style:parent-style-name="Standard">
      <style:text-properties fo:font-size="30pt" fo:font-weight="bold" style:font-size-asian="30pt" style:font-weight-asian="bold" style:font-size-complex="30pt"/>
    </style:style>
    <style:style style:name="P3" style:family="paragraph" style:parent-style-name="Standard">
      <style:paragraph-properties fo:line-height="50%"/>
    </style:style>
    <style:style style:name="P4" style:family="paragraph" style:parent-style-name="Standard" style:list-style-name="WW8Num1">
      <style:paragraph-properties fo:margin-left="0.25in" fo:margin-right="0in" fo:line-height="50%" fo:text-indent="-0.25in" style:auto-text-indent="false">
        <style:tab-stops>
          <style:tab-stop style:position="0.25in"/>
          <style:tab-stop style:position="6.3752in" style:type="right"/>
        </style:tab-stops>
      </style:paragraph-properties>
      <style:text-properties fo:font-size="10pt" style:font-size-asian="10pt" style:font-size-complex="10pt"/>
    </style:style>
    <style:style style:name="P5" style:family="paragraph" style:parent-style-name="Standard" style:list-style-name="WW8Num1">
      <style:paragraph-properties fo:margin-left="0.25in" fo:margin-right="0in" fo:line-height="50%" fo:text-indent="-0.25in" style:auto-text-indent="false">
        <style:tab-stops>
          <style:tab-stop style:position="0.25in"/>
          <style:tab-stop style:position="6.3752in" style:type="right"/>
        </style:tab-stops>
      </style:paragraph-properties>
    </style:style>
    <style:style style:name="P6"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style:font-size-asian="10pt" style:font-size-complex="10pt"/>
    </style:style>
    <style:style style:name="P7"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fo:font-weight="normal" style:font-size-asian="10pt" style:font-weight-asian="normal" style:font-size-complex="10pt" style:font-weight-complex="normal"/>
    </style:style>
    <style:style style:name="P8"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style>
    <style:style style:name="P9" style:family="paragraph" style:parent-style-name="Standard">
      <style:paragraph-properties fo:margin-left="0in" fo:margin-right="0.0173in" fo:text-align="end" style:justify-single-word="false" fo:text-indent="0in" style:auto-text-indent="false"/>
    </style:style>
    <style:style style:name="P10" style:family="paragraph" style:parent-style-name="Standard">
      <style:paragraph-properties fo:margin-left="0in" fo:margin-right="0.0173in" fo:text-align="end" style:justify-single-word="false" fo:text-indent="0in" style:auto-text-indent="false"/>
      <style:text-properties fo:font-size="12pt" fo:language="none" fo:country="none" fo:font-weight="bold" style:font-size-asian="12pt" style:language-asian="none" style:country-asian="none" style:font-weight-asian="bold"/>
    </style:style>
    <style:style style:name="P11"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P12" style:family="paragraph" style:parent-style-name="Standard" style:master-page-name="Standard">
      <style:paragraph-properties fo:line-height="50%" style:page-number="auto"/>
      <style:text-properties style:text-underline-style="solid" style:text-underline-width="auto" style:text-underline-color="font-color" fo:font-weight="bold" style:language-asian="zh" style:country-asian="CN" style:font-weight-asian="bold"/>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solid" style:text-underline-width="auto" style:text-underline-color="font-color" fo:font-weight="bold" style:language-asian="zh" style:country-asian="CN" style:font-weight-asian="bold"/>
    </style:style>
    <style:style style:name="T3" style:family="text">
      <style:text-properties fo:font-weight="bold" style:font-weight-asian="bold"/>
    </style:style>
    <style:style style:name="T4" style:family="text">
      <style:text-properties fo:font-weight="bold" style:font-weight-asian="bold"/>
    </style:style>
    <style:style style:name="T5" style:family="text">
      <style:text-properties fo:font-weight="bold" style:language-asian="zh" style:country-asian="CN" style:font-weight-asian="bold"/>
    </style:style>
    <style:style style:name="T6" style:family="text">
      <style:text-properties fo:font-weight="bold" style:language-asian="zh" style:country-asian="CN" style:font-weight-asian="bold" style:font-weight-complex="bold"/>
    </style:style>
    <style:style style:name="T7" style:family="text">
      <style:text-properties style:language-asian="zh" style:country-asian="CN"/>
    </style:style>
    <style:style style:name="T8" style:family="text">
      <style:text-properties fo:font-style="italic" style:language-asian="zh" style:country-asian="CN" style:font-style-asian="italic"/>
    </style:style>
    <style:style style:name="T9" style:family="text">
      <style:text-properties fo:font-style="italic" style:language-asian="zh" style:country-asian="CN" style:font-style-asian="italic" style:font-style-complex="italic"/>
    </style:style>
    <style:style style:name="T10" style:family="text">
      <style:text-properties fo:font-style="italic" fo:font-weight="normal" style:language-asian="zh" style:country-asian="CN" style:font-style-asian="italic" style:font-weight-asian="normal" style:font-style-complex="italic" style:font-weight-complex="normal"/>
    </style:style>
    <style:style style:name="T11" style:family="text">
      <style:text-properties style:text-underline-style="none"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language-asian="zh" style:country-asian="CN" style:font-style-asian="normal" style:font-weight-asian="normal" style:font-style-complex="normal" style:font-weight-complex="normal"/>
    </style:style>
    <style:style style:name="T14" style:family="text">
      <style:text-properties fo:font-style="normal" style:language-asian="zh" style:country-asian="CN" style:font-style-asian="normal" style:font-style-complex="normal"/>
    </style:style>
    <style:style style:name="T15" style:family="text">
      <style:text-properties fo:font-style="normal" fo:font-weight="bold" style:language-asian="zh" style:country-asian="CN" style:font-style-asian="normal" style:font-weight-asian="bold" style:font-style-complex="normal" style:font-weight-complex="bold"/>
    </style:style>
    <style:style style:name="T16" style:family="text">
      <style:text-properties fo:font-size="10.5pt" fo:font-weight="bold" style:font-size-asian="10.5pt" style:font-weight-asian="bold" style:font-size-complex="10.5pt"/>
    </style:style>
    <style:style style:name="T17" style:family="text">
      <style:text-properties fo:font-size="10.5pt" fo:font-weight="bold" style:font-size-asian="10.5pt" style:language-asian="zh" style:country-asian="CN" style:font-weight-asian="bold" style:font-size-complex="10.5pt"/>
    </style:style>
    <style:style style:name="T18" style:family="text">
      <style:text-properties fo:font-size="10pt" style:font-size-asian="10pt" style:language-asian="zh" style:country-asian="CN" style:font-size-complex="10pt"/>
    </style:style>
    <style:style style:name="T19" style:family="text">
      <style:text-properties fo:font-size="10pt" style:text-underline-style="none" fo:font-weight="bold" style:font-size-asian="10pt" style:language-asian="zh" style:country-asian="CN" style:font-weight-asian="bold" style:font-size-complex="10pt"/>
    </style:style>
    <style:style style:name="T20" style:family="text">
      <style:text-properties fo:font-size="10pt" fo:font-weight="bold" style:font-size-asian="10pt" style:language-asian="zh" style:country-asian="CN" style:font-weight-asian="bold"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2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style:use-window-font-color="true" style:font-name="TimesNewRomanPSMT" fo:font-size="10pt" fo:font-style="normal" fo:font-weight="normal" style:font-name-asian="TimesNewRomanPSMT" style:font-size-asian="10pt" style:language-asian="zh" style:country-asian="CN" style:font-style-asian="normal" style:font-weight-asian="normal" style:font-name-complex="TimesNewRomanPSMT" style:font-size-complex="10pt" style:font-style-complex="normal" style:font-weight-complex="normal"/>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chnical Skills and Competencies:</text:p>
      <text:list xml:id="list4743923891962884147" text:style-name="WW8Num1">
        <text:list-item>
          <text:p text:style-name="P4"><text:span text:style-name="T5">Development Skills</text:span><text:span text:style-name="T3">: JAVA</text:span><text:span text:style-name="T5">, SQL, Python, Oracle Database, Oracle ADF, Oracle APEX, Linux, Shell Script</text:span></text:p>
        </text:list-item>
        <text:list-item>
          <text:p text:style-name="P5"><text:span text:style-name="T19">Project Management: Individually conducted the development of two internal projects, learned and practiced agile development pattern. Gained the experience to convert and implement actual demands to business logics </text:span></text:p>
        </text:list-item>
      </text:list>
      <text:p text:style-name="P3"><text:span text:style-name="T2">Professional Experience:</text:span></text:p>
      <text:list xml:id="list560819266" text:continue-numbering="true" text:style-name="WW8Num1">
        <text:list-item>
          <text:p text:style-name="P4"><text:span text:style-name="T5">Software Engineer, Fusion Functional Setup Group, Oracle <text:s text:c="18"/></text:span><text:span text:style-name="T8">Redwood Shores, CA, US, August 2012 to Present</text:span></text:p>
        </text:list-item>
      </text:list>
      <text:list xml:id="list6674806233143881430" text:style-name="WW8Num2">
        <text:list-item>
          <text:p text:style-name="P6"><text:span text:style-name="T7">Participated in Oracle Fusion Application functional setup related API and UI development, bug fix and code review</text:span></text:p>
        </text:list-item>
        <text:list-item>
          <text:p text:style-name="P6"><text:span text:style-name="T7">Responsible for designing and developing new internal projects based on Oracle APEX. APEX is a web-based database application development technology and platform</text:span></text:p>
        </text:list-item>
        <text:list-item>
          <text:p text:style-name="P8"><text:span text:style-name="T18">Acted as an interviewer in our group for second round technical interview, focused on basic Java and SQL questions</text:span></text:p>
        </text:list-item>
      </text:list>
      <text:p text:style-name="P3"><text:span text:style-name="T2">Project Experience:</text:span></text:p>
      <text:list xml:id="list1694681541" text:continue-list="list560819266" text:style-name="WW8Num1">
        <text:list-item>
          <text:p text:style-name="P5"><text:span text:style-name="T20">Functional Setup Manager new enhancements, Oracle</text:span><text:span text:style-name="T13"> <text:s text:c="56"/></text:span></text:p>
        </text:list-item>
      </text:list>
      <text:list xml:id="list1748053988" text:continue-list="list6674806233143881430" text:style-name="WW8Num2">
        <text:list-item>
          <text:p text:style-name="P6"><text:span text:style-name="T13">Functional Setup Manager is the integrated setup platform for all Fusion Applications (SCM, HCM, CRM, etc.)</text:span></text:p>
        </text:list-item>
        <text:list-item>
          <text:p text:style-name="P6"><text:span text:style-name="T13">Developed a simplified UI using JSF components for cloud users to manage their customer information</text:span></text:p>
        </text:list-item>
        <text:list-item>
          <text:p text:style-name="P6"><text:span text:style-name="T13">According to the CRM product team's demand, designed and implemented the data caching feature to cache essential setup information. Integrated this feature with existing logic and minimized extra SQL statement </text:span></text:p>
        </text:list-item>
      </text:list>
      <text:list xml:id="list1130606271" text:continue-list="list1694681541" text:style-name="WW8Num1">
        <text:list-item>
          <text:p text:style-name="P4"><text:span text:style-name="T15">Topology Manager new enhancements, Oracle</text:span><text:span text:style-name="T13"> <text:s text:c="63"/></text:span></text:p>
        </text:list-item>
      </text:list>
      <text:list xml:id="list327808956" text:continue-list="list1748053988" text:style-name="WW8Num2">
        <text:list-item>
          <text:p text:style-name="P6"><text:span text:style-name="T13">Topology Manager is designed to maintain the logical relationship between deployed domains, clusters, applications and modules, and dynamically generates endpoint URL based on these relationships. External consumer can call these endpoint URL to invoke the web services provided by Fusion Applications</text:span></text:p>
        </text:list-item>
        <text:list-item>
          <text:p text:style-name="P6"><text:span text:style-name="T13">Enhanced existing data model and Java logic to support release information for logical entities. It provides the flexibility for user to introduce or obsolete Fusion Application features in their desired release</text:span></text:p>
        </text:list-item>
        <text:list-item>
          <text:p text:style-name="P8"><text:span text:style-name="T22">Restructured and enhanced existing code to generate Fusion Provision Plan based on customer's choices. When user configures Fusion Application through FSM, chosen applications will be installed base on this provision plan</text:span><text:span text:style-name="T13"> </text:span></text:p>
        </text:list-item>
      </text:list>
      <text:list xml:id="list353089852" text:continue-list="list1130606271" text:style-name="WW8Num1">
        <text:list-item>
          <text:p text:style-name="P5"><text:span text:style-name="T21">Release Planning System, Oracle (Project Lead)</text:span> <text:s text:c="57"/></text:p>
        </text:list-item>
      </text:list>
      <text:list xml:id="list47346818" text:continue-list="list327808956" text:style-name="WW8Num2">
        <text:list-item>
          <text:p text:style-name="P7"><text:span text:style-name="T14">With the continuous increase of Oracle product lines and products, the Fusion Release Planning team wants to perform effective and efficient strategy planning when releasing products against different countries, industries and competitors</text:span></text:p>
        </text:list-item>
        <text:list-item>
          <text:p text:style-name="P7"><text:span text:style-name="T14">Designed the data model and functional modules for the system. Used PL/SQL script to import seed data and user data</text:span></text:p>
        </text:list-item>
        <text:list-item>
          <text:p text:style-name="P6"><text:span text:style-name="T12">Implemented the key features including CRUD, batch import/export release plans, user privilege management, etc.</text:span></text:p>
        </text:list-item>
        <text:list-item>
          <text:p text:style-name="P8"><text:span text:style-name="T23">This project is highly recognized and promoted by our group VP. Now all products under Fusion product line has started to perform release planning using this application</text:span></text:p>
        </text:list-item>
      </text:list>
      <text:list xml:id="list352541651" text:continue-list="list353089852" text:style-name="WW8Num1">
        <text:list-item>
          <text:p text:style-name="P4"><text:span text:style-name="T6">Project Resource Management(PRM) System, Oracle (Project Lead)</text:span></text:p>
        </text:list-item>
      </text:list>
      <text:list xml:id="list1571150846" text:continue-list="list47346818" text:style-name="WW8Num2">
        <text:list-item>
          <text:p text:style-name="P7"><text:span text:style-name="T14">The PRM system is designed to visualize project resources and progress, collect fragmented knowledge from internal Wiki pages or emails, and reduce the communication cost during development process</text:span></text:p>
        </text:list-item>
        <text:list-item>
          <text:p text:style-name="P8"><text:span text:style-name="T24">Designed and implemented the functionality of PRM, dividing projects into multiple enhancements and(or) bugs. Each enhancement contains multiple assignments that directly associate with individual developers.</text:span></text:p>
        </text:list-item>
        <text:list-item>
          <text:p text:style-name="P8"><text:span text:style-name="T22">Existing source control system, code review system and Wiki knowledge pages are also integrated with PRM. </text:span></text:p>
        </text:list-item>
      </text:list>
      <text:p text:style-name="P1">Education Background:</text:p>
      <text:list xml:id="list36866125" text:continue-list="list352541651" text:style-name="WW8Num1">
        <text:list-item>
          <text:p text:style-name="P4"><text:span text:style-name="T5">Master of Science, Yale University <text:s text:c="68"/></text:span><text:span text:style-name="T10">New Haven, CT, US, Graduated in May, 2012</text:span></text:p>
        </text:list-item>
      </text:list>
      <text:list xml:id="list297193454" text:continue-list="list1571150846" text:style-name="WW8Num2">
        <text:list-item>
          <text:p text:style-name="P6">Major: Electrical Engineering (Computer Engineering <text:span text:style-name="T7">track); Teaching Fellow of undergraduate programming course</text:span></text:p>
        </text:list-item>
      </text:list>
      <text:list xml:id="list1194423018" text:continue-list="list36866125" text:style-name="WW8Num1">
        <text:list-item>
          <text:p text:style-name="P4"><text:span text:style-name="T5">Bachelor of Engineering, Zhejiang University</text:span><text:span text:style-name="T7"> <text:s text:c="52"/></text:span><text:span text:style-name="T9">Hangzhou, China, Graduated in June, 2011</text:span></text:p>
        </text:list-item>
      </text:list>
      <text:list xml:id="list1301535932" text:continue-list="list297193454" text:style-name="WW8Num2">
        <text:list-item>
          <text:p text:style-name="P6">Major: Information Engineering (Ranked top 10%); Minor: Public Administration; Graduate with Chu Ko-Chen Honor</text:p>
        </text:list-item>
        <text:list-item>
          <text:p text:style-name="P6"><text:span text:style-name="T11">Publication: White light interferometry for fast areal surface measurement based on GPGPU <text:s/>Proc. SPIE Vol. 7849</text:span></text:p>
        </text:list-item>
      </text:list>
      <text:p text:style-name="P3"><text:span text:style-name="T2">Recent Awards and Honors:</text:span></text:p>
      <text:list xml:id="list1956985344" text:continue-list="list1194423018" text:style-name="WW8Num1">
        <text:list-item>
          <text:p text:style-name="P4"><text:soft-page-break/><text:span text:style-name="T3">耶鲁大学助教奖学金, ETS托福奖学金, 宝钢教育基金会奖学金, </text:span><text:span text:style-name="T5">浙江大学竺可桢荣誉毕业生, </text:span><text:span text:style-name="T3">优秀学生奖学金</text:span><text:span text:style-name="T5">, </text:span><text:span text:style-name="T3">学业优秀奖学金</text:span><text:span text:style-name="T5">, 研究与创新奖学金, </text:span><text:span text:style-name="T3">优秀学生干部</text:span><text:span text:style-name="T5">, </text:span><text:span text:style-name="T3">优秀团干部</text:span><text:span text:style-name="T5">, 优秀团员</text:span><text:span text:style-name="T3">等</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OpenSymbol" svg:font-family="OpenSymbol, 'Arial Unicode MS'"/>
    <style:font-face style:name="TimesNewRomanPSMT" svg:font-family="TimesNewRomanPSMT" style:font-family-generic="roman"/>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SimSun"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标题"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题注"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目录" style:family="paragraph" style:parent-style-name="Standard">
      <style:paragraph-properties text:number-lines="false" text:line-number="0"/>
      <style:text-properties style:font-name-complex="Mangal"/>
    </style:style>
    <style:style style:name="日期" style:family="paragraph" style:parent-style-name="Standard" style:next-style-name="Standard">
      <style:paragraph-properties fo:margin="100%" fo:margin-left="0.0693in" fo:margin-right="0in" fo:text-indent="0in" style:auto-text-indent="false"/>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0071in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SimSun" fo:font-size="12pt" style:letter-kerning="true" style:font-size-asian="12pt" style:font-name-complex="SimSun"/>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框内容" style:family="paragraph" style:parent-style-name="Text_20_body"/>
    <style:style style:name="Frame_20_contents" style:display-name="Frame contents" style:family="paragraph" style:parent-style-name="Text_20_body" style:class="extra"/>
    <style:style style:name="WW8Num1z0" style:family="text">
      <style:text-properties style:font-name="Wingdings" style:language-asian="zh" style:country-asian="CN" style:font-name-complex="Wingdings" style:font-size-complex="10.5pt"/>
    </style:style>
    <style:style style:name="WW8Num2z0" style:family="text">
      <style:text-properties style:font-name="Wingdings" style:language-asian="zh" style:country-asian="CN" style:font-name-complex="Wingdings"/>
    </style:style>
    <style:style style:name="WW8Num2z1" style:family="text">
      <style:text-properties fo:font-style="normal" fo:font-weight="normal" style:language-asian="zh" style:country-asian="CN" style:font-style-asian="normal" style:font-weight-asian="normal" style:font-style-complex="normal" style:font-weight-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Wingdings" style:font-name-complex="Wingdings" style:font-size-complex="10.5pt"/>
    </style:style>
    <style:style style:name="WW8Num5z0" style:family="text">
      <style:text-properties style:font-name="Wingdings" style:font-name-complex="Wingdings"/>
    </style:style>
    <style:style style:name="WW8Num6z0" style:family="text">
      <style:text-properties style:font-name="Wingdings" style:font-name-complex="Wingdings"/>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0z0"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Wingdings" style:font-name-complex="Wingdings"/>
    </style:style>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text-properties style:font-name="Wingdings" style:font-name-complex="Wingdings"/>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trans" style:family="text" style:parent-style-name="默认段落字体"/>
    <style:style style:name="项目符号"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0173in" fo:text-align="end" style:justify-single-word="false" fo:text-indent="0in" style:auto-text-indent="false"/>
      <style:text-properties fo:font-size="12pt" fo:language="none" fo:country="none" fo:font-weight="bold" style:font-size-asian="12pt" style:language-asian="none" style:country-asian="none" style:font-weight-asian="bold"/>
    </style:style>
    <style:style style:name="MP2" style:family="paragraph" style:parent-style-name="Standard">
      <style:text-properties fo:font-size="30pt" fo:font-weight="bold" style:font-size-asian="30pt" style:font-weight-asian="bold" style:font-size-complex="30pt"/>
    </style:style>
    <style:style style:name="MP3"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MP4" style:family="paragraph" style:parent-style-name="Standard">
      <style:paragraph-properties fo:margin-left="0in" fo:margin-right="0.0173in" fo:text-align="end" style:justify-single-word="false" fo:text-indent="0in" style:auto-text-indent="false"/>
    </style:style>
    <style:style style:name="MT1" style:family="text">
      <style:text-properties fo:font-size="10.5pt" fo:font-weight="bold" style:font-size-asian="10.5pt" style:language-asian="zh" style:country-asian="CN" style:font-weight-asian="bold" style:font-size-complex="10.5pt"/>
    </style:style>
    <style:style style:name="MT2" style:family="text">
      <style:text-properties fo:font-weight="bold" style:font-weight-asian="bold"/>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page-layout style:name="Mpm1">
      <style:page-layout-properties fo:page-width="8.2681in" fo:page-height="11.6929in" style:num-format="1" style:print-orientation="portrait" fo:margin-top="0.5909in" fo:margin-bottom="0.5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8.2681in" fo:page-height="11.6929in" style:num-format="1" style:print-orientation="portrait" fo:margin-top="0.6299in" fo:margin-bottom="0.539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char" svg:x="0.0728in" svg:y="0.1575in" svg:width="2.1071in" svg:height="0.552in" draw:z-index="1"><draw:text-box><text:p text:style-name="MP2">Li Lin</text:p></draw:text-box></draw:frame><draw:frame draw:style-name="Mfr1" draw:name="Frame2" text:anchor-type="char" svg:x="1.2972in" svg:y="0.1575in" svg:width="2.422in" svg:height="0.8701in" draw:z-index="3"><draw:text-box><text:p text:style-name="Standard"><text:span text:style-name="MT1"/></text:p></draw:text-box></draw:frame></text:p>
        <text:p text:style-name="MP3"/>
        <text:p text:style-name="MP4"><text:span text:style-name="MT2">Mobile: +1(203)444-6132(US)</text:span></text:p>
        <text:p text:style-name="MP4"><text:span text:style-name="MT2">Email: </text:span><text:a xlink:type="simple" xlink:href="mailto:linli.firzen@gmail.com" text:style-name="Internet_20_link" text:visited-style-name="Visited_20_Internet_20_Link"><text:span text:style-name="MT2">linli.firzen@gmail.com</text:span></text:a><text:span text:style-name="MT2"> / linlicmm@163.com</text:span></text:p>
        <text:p text:style-name="MP4"><text:span text:style-name="MT2">Linkedin</text:span><text:span text:style-name="MT2">: www.linkedin.com/pub/li-lin/32/97/773</text:span></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ersonal Information</dc:title>
    <meta:initial-creator>Aprilliu</meta:initial-creator>
    <meta:creation-date>2014-03-18T18:04:00</meta:creation-date>
    <dc:date>2014-05-31T16:07:12</dc:date>
    <meta:print-date>2014-02-02T20:09:00</meta:print-date>
    <meta:editing-cycles>6</meta:editing-cycles>
    <meta:editing-duration>P2DT1H27M40S</meta:editing-duration>
    <meta:generator>OpenOffice/4.1.0$Unix OpenOffice.org_project/410m18$Build-9764</meta:generator>
    <meta:document-statistic meta:table-count="0" meta:image-count="0" meta:object-count="0" meta:page-count="2" meta:paragraph-count="38" meta:word-count="668" meta:character-count="4484"/>
  </office:meta>
</office:document-meta>
</file>